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623c4"/>
    </style:style>
    <style:style style:name="P2" style:family="paragraph" style:parent-style-name="Horizontal_20_Line">
      <style:paragraph-properties style:border-line-width-bottom="0.0035in 0.0035in 0.0035in" fo:padding="0in" fo:border-left="none" fo:border-right="none" fo:border-top="none" fo:border-bottom="0.74pt double #808080"/>
    </style:style>
    <style:style style:name="T1" style:family="text">
      <style:text-properties fo:font-weight="bold"/>
    </style:style>
    <style:style style:name="T2" style:family="text">
      <style:text-properties officeooo:rsid="001623c4"/>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Derivation of the Geometry of the Structure</text:span> </text:p>
      <text:p text:style-name="P2"/>
      <text:section text:style-name="Sect1" text:name="post_message_225637">
        <text:p text:style-name="Text_20_body"><text:span text:style-name="T1">This documentation describes Open Hardware,<text:line-break/>and is licensed under the </text:span><text:a xlink:type="simple" xlink:href="http://www.ohwr.org/attachments/662/CERNOHLv1_1.pdf" office:target-frame-name="_blank" xlink:show="new"><text:span text:style-name="T1">CERN Open Hardware License</text:span></text:a><text:line-break/><text:line-break/><text:line-break/><text:line-break/>Let’s make a Golden Spiral.</text:p>
      </text:section>
      <text:p text:style-name="P1"><text:span text:style-name="T2">[image1]</text:span></text:p>
      <text:p text:style-name="P1"><text:span text:style-name="T2"/></text:p>
      <text:p text:style-name="P1"><text:span text:style-name="T2">Technically, a Golden Spiral grows by a factor of Phi every quarter cycle. Each quarter cycle, the amplitude multiplies by Phi.<text:line-break/><text:line-break/>Phi = The Golden Ratio = (1 + sqrt(5) )/2<text:line-break/><text:line-break/>Just to make things simple, let’s have our spiral grow by a factor of Phi each full cycle, instead of each quarter cycle.<text:line-break/><text:line-break/>Let’s also look at our spiral sideways, and allow it to exist in the dimension of time. </text:span></text:p>
      <text:p text:style-name="P1"><text:span text:style-name="T2"/></text:p>
      <text:p text:style-name="P1"><text:span text:style-name="T2">[image2]</text:span></text:p>
      <text:p text:style-name="P1"><text:span text:style-name="T2"/></text:p>
      <text:p text:style-name="P1"><text:span text:style-name="T2">Each time the wave completes a cycle, the amplitude has multiplied by Phi.<text:line-break/><text:line-break/>The envelope of this wave is an Exponential Curve: Phi^x<text:line-break/><text:line-break/>Golden Spirals are found in many places in nature, where living things grow. This wave is experiencing Exponential Growth.<text:line-break/><text:line-break/>Can our wave grow in any other ways? Yes, its frequency can grow as well as its amplitude. Let’s have the frequency grow in the same way as the amplitude. Each time the wave completes one cycle, its frequency will grow by a factor of Phi. That is, each time the wave completes a cycle, its Period will divide by Phi.<text:line-break/><text:line-break/>Now what does this wave look like? </text:span></text:p>
      <text:p text:style-name="P1"><text:span text:style-name="T2"/></text:p>
      <text:p text:style-name="P1"><text:span text:style-name="T2">[image3]</text:span></text:p>
      <text:p text:style-name="P1"><text:span text:style-name="T2"/></text:p>
      <text:p text:style-name="P1"><text:span text:style-name="T2">This wave is a very special wave. It is like a Golden Spiral within a Golden Spiral.<text:line-break/><text:line-break/>Because we have allowed the frequency to grow as well as the amplitude, the envelope of the wave is no longer an exponential curve. It is a Hyperbola.<text:line-break/><text:line-break/>An exponential curve can keep growing forever, and keep getting bigger and bigger. A Hyperbola, on the other hand, has an asymptote. </text:span></text:p>
      <text:p text:style-name="P1"><text:span text:style-name="T2"/></text:p>
      <text:p text:style-name="P1"><text:span text:style-name="T2">[image4]</text:span></text:p>
      <text:p text:style-name="P1"><text:span text:style-name="T2"/></text:p>
      <text:p text:style-name="P1"><text:soft-page-break/><text:span text:style-name="T2">What does this mean?<text:line-break/><text:line-break/>It means this:<text:line-break/><text:line-break/>A wave whose amplitude grows like a Golden Spiral (Exponential curve), can continue growing forever, and always remain finite.<text:line-break/><text:line-break/>A wave whose amplitude *and frequency* both grow like Golden Spirals will have a Hyperbolic envelope, not an Exponential one. That means that the wave will achieve an infinite amplitude within a finite amount of time. The amount of time required to do this is equal to the period of the wave which initiated the growth process, plus Phi times that period. </text:span></text:p>
      <text:p text:style-name="P1"><text:span text:style-name="T2"/></text:p>
      <text:p text:style-name="P1"><text:span text:style-name="T2">[image5]</text:span></text:p>
      <text:p text:style-name="P1"><text:span text:style-name="T2"/></text:p>
      <text:p text:style-name="P1"><text:span text:style-name="T2">The geometry of the Wave Articulation Matrix is shaped like this wave. </text:span></text:p>
      <text:p text:style-name="P1"><text:span text:style-name="T2"/></text:p>
      <text:p text:style-name="P1"><text:span text:style-name="T2">[image6]</text:span></text:p>
      <text:p text:style-name="P1"><text:span text:style-name="T2"/></text:p>
      <text:p text:style-name="P1"><text:span text:style-name="T2">[image7]</text:span></text:p>
      <text:p text:style-name="P1"><text:span text:style-name="T2"/></text:p>
      <text:p text:style-name="P1"><text:span text:style-name="T2">The wave can also be flipped around. Now it is a "chirp". </text:span></text:p>
      <text:p text:style-name="P1"><text:span text:style-name="T2"/></text:p>
      <text:p text:style-name="P1"><text:span text:style-name="T2">[image8]</text:span></text:p>
      <text:p text:style-name="P1"><text:span text:style-name="T2"/></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6T11:11:11.23</meta:creation-date>
    <dc:date>2013-09-26T11:14:38.49</dc:date>
    <meta:editing-duration>P0D</meta:editing-duration>
    <meta:editing-cycles>1</meta:editing-cycles>
    <meta:document-statistic meta:table-count="0" meta:image-count="0" meta:object-count="0" meta:page-count="2" meta:paragraph-count="16" meta:word-count="394" meta:character-count="2251" meta:non-whitespace-character-count="1851"/>
    <meta:generator>LibreOffice/3.6$Windows_x86 LibreOffice_project/2ef5aff-a6fb0ff-166bdff-cf087ad-0f1389</meta:generator>
  </office:meta>
</office:document-meta>
</file>